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Kilcona Park 1</text:p>
          </table:table-cell>
          <table:table-cell office:value-type="string">
            <text:p>A13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rris 1</text:p>
          </table:table-cell>
          <table:table-cell office:value-type="string">
            <text:p>A13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angenburg 1</text:p>
          </table:table-cell>
          <table:table-cell office:value-type="string">
            <text:p>A13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Michelle Bahamon</text:p>
          </table:table-cell>
          <table:table-cell office:value-type="string">
            <text:p>Kilcona Park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Brooklynne Grieger</text:p>
          </table:table-cell>
          <table:table-cell office:value-type="string">
            <text:p>Kilcona Park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Grace Wall</text:p>
          </table:table-cell>
          <table:table-cell office:value-type="string">
            <text:p>Kilcona Park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ndra Grieger</text:p>
          </table:table-cell>
          <table:table-cell office:value-type="string">
            <text:p>Kilcona Park 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Kilcona Park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ellan Peters</text:p>
          </table:table-cell>
          <table:table-cell office:value-type="string">
            <text:p>Morris 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mmalyn Peters</text:p>
          </table:table-cell>
          <table:table-cell office:value-type="string">
            <text:p>Morris 1</text:p>
          </table:table-cell>
          <table:table-cell office:value-type="string">
            <text:p>A1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Leah Martin</text:p>
          </table:table-cell>
          <table:table-cell office:value-type="string">
            <text:p>Morris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Katlyn Hatt</text:p>
          </table:table-cell>
          <table:table-cell office:value-type="string">
            <text:p>Langenburg 1</text:p>
          </table:table-cell>
          <table:table-cell office:value-type="string">
            <text:p>A1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my Hrycak</text:p>
          </table:table-cell>
          <table:table-cell office:value-type="string">
            <text:p>Langenburg 1</text:p>
          </table:table-cell>
          <table:table-cell office:value-type="string">
            <text:p>A1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evin Waldherr</text:p>
          </table:table-cell>
          <table:table-cell office:value-type="string">
            <text:p>Langenburg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1</text:p>
          </table:table-cell>
          <table:table-cell office:value-type="string">
            <text:p>A13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7:23.43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5" meta:object-count="0"/>
  </office:meta>
</office:document-meta>
</file>